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000000229C174CD1639A831DD.png" manifest:media-type="image/png"/>
  <manifest:file-entry manifest:full-path="Pictures/1000020100000430000002294CC3CBE20A3D9CC8.png" manifest:media-type="image/png"/>
  <manifest:file-entry manifest:full-path="Pictures/1000020100000430000002293E23A6D2BD100C7F.png" manifest:media-type="image/png"/>
  <manifest:file-entry manifest:full-path="Pictures/1000020100000430000002297DA8AF10DF5E14CE.png" manifest:media-type="image/png"/>
  <manifest:file-entry manifest:full-path="Pictures/1000020100000430000002298E06CA96F668A738.png" manifest:media-type="image/png"/>
  <manifest:file-entry manifest:full-path="Pictures/1000020100000430000002292B2B1F8335BAF9D3.png" manifest:media-type="image/png"/>
  <manifest:file-entry manifest:full-path="Pictures/1000020100000430000002295F5DFDA2CE8F531E.png" manifest:media-type="image/png"/>
  <manifest:file-entry manifest:full-path="Pictures/100002010000043000000229F97FE99A8A7F4A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7fe" officeooo:paragraph-rsid="000f97fe"/>
    </style:style>
    <style:style style:name="P2" style:family="paragraph" style:parent-style-name="Standard">
      <style:text-properties officeooo:rsid="000fdb73" officeooo:paragraph-rsid="000fdb73"/>
    </style:style>
    <style:style style:name="P3" style:family="paragraph" style:parent-style-name="Standard">
      <style:text-properties officeooo:rsid="0011316b" officeooo:paragraph-rsid="001131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a</text:p>
      <text:p text:style-name="P1"><draw:frame draw:style-name="fr1" draw:name="Image1" text:anchor-type="paragraph" svg:width="17cm" svg:height="8.77cm" draw:z-index="0"><draw:image xlink:href="Pictures/100002010000043000000229C174CD1639A831DD.png" xlink:type="simple" xlink:show="embed" xlink:actuate="onLoad"/></draw:frame></text:p>
      <text:p text:style-name="P1"><draw:frame draw:style-name="fr1" draw:name="Image2" text:anchor-type="paragraph" svg:width="17cm" svg:height="8.77cm" draw:z-index="1"><draw:image xlink:href="Pictures/1000020100000430000002294CC3CBE20A3D9CC8.png" xlink:type="simple" xlink:show="embed" xlink:actuate="onLoad"/></draw:frame></text:p>
      <text:p text:style-name="P1"><draw:frame draw:style-name="fr2" draw:name="Image3" text:anchor-type="paragraph" svg:width="17cm" svg:height="8.77cm" draw:z-index="2"><draw:image xlink:href="Pictures/1000020100000430000002297DA8AF10DF5E14CE.png" xlink:type="simple" xlink:show="embed" xlink:actuate="onLoad"/></draw:frame><text:soft-page-break/></text:p>
      <text:p text:style-name="P1"/>
      <text:p text:style-name="P1"><draw:frame draw:style-name="fr1" draw:name="Image4" text:anchor-type="paragraph" svg:width="17cm" svg:height="8.77cm" draw:z-index="3"><draw:image xlink:href="Pictures/1000020100000430000002292B2B1F8335BAF9D3.png" xlink:type="simple" xlink:show="embed" xlink:actuate="onLoad"/></draw:frame></text:p>
      <text:p text:style-name="P2">4.1b</text:p>
      <text:p text:style-name="P2"><draw:frame draw:style-name="fr2" draw:name="Image5" text:anchor-type="paragraph" svg:width="17cm" svg:height="8.77cm" draw:z-index="4"><draw:image xlink:href="Pictures/1000020100000430000002298E06CA96F668A738.png" xlink:type="simple" xlink:show="embed" xlink:actuate="onLoad"/></draw:frame><text:soft-page-break/>Class-4</text:p>
      <text:p text:style-name="P2"><draw:frame draw:style-name="fr1" draw:name="Image6" text:anchor-type="paragraph" svg:width="17cm" svg:height="8.77cm" draw:z-index="5"><draw:image xlink:href="Pictures/1000020100000430000002293E23A6D2BD100C7F.png" xlink:type="simple" xlink:show="embed" xlink:actuate="onLoad"/></draw:frame>Class-2</text:p>
      <text:p text:style-name="P2"><draw:frame draw:style-name="fr1" draw:name="Image7" text:anchor-type="paragraph" svg:width="17cm" svg:height="8.77cm" draw:z-index="6"><draw:image xlink:href="Pictures/1000020100000430000002295F5DFDA2CE8F531E.png" xlink:type="simple" xlink:show="embed" xlink:actuate="onLoad"/></draw:frame><text:soft-page-break/></text:p>
      <text:p text:style-name="P2">Class-3</text:p>
      <text:p text:style-name="P2"><draw:frame draw:style-name="fr1" draw:name="Image8" text:anchor-type="paragraph" svg:width="17cm" svg:height="8.77cm" draw:z-index="7"><draw:image xlink:href="Pictures/100002010000043000000229F97FE99A8A7F4A56.png" xlink:type="simple" xlink:show="embed" xlink:actuate="onLoad"/></draw:frame>Class-1</text:p>
      <text:p text:style-name="P2"/>
      <text:p text:style-name="P3">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6:25:22.368000000</meta:creation-date>
    <dc:date>2021-11-08T23:15:51.472000000</dc:date>
    <meta:editing-duration>PT3H9M48S</meta:editing-duration>
    <meta:editing-cycles>1</meta:editing-cycles>
    <meta:document-statistic meta:table-count="0" meta:image-count="8" meta:object-count="0" meta:page-count="4" meta:paragraph-count="7" meta:word-count="7" meta:character-count="39" meta:non-whitespace-character-count="39"/>
    <meta:generator>LibreOffice/5.1.0.3$Windows_x86 LibreOffice_project/5e3e00a007d9b3b6efb6797a8b8e57b51ab1f737</meta:generator>
  </office:meta>
</office:document-meta>
</file>